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350000049192CD96423492A303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 style:list-style-name="L1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0.639cm" fo:min-width="1.151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0.639cm" fo:min-width="2.929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0.385cm" fo:min-width="3.437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0.639cm" fo:min-width="3.31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0.639cm" fo:min-width="3.183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0.512cm" fo:min-width="3.31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1.02cm" fo:min-width="5.723cm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1.528cm" fo:min-width="5.342cm"/>
    </style:style>
    <style:style style:name="P1" style:family="paragraph">
      <style:paragraph-properties fo:margin-left="0cm" fo:margin-right="0cm" fo:margin-top="26.924cm" fo:margin-bottom="57.392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8.999cm" svg:height="27.052cm" svg:x="1cm" svg:y="1.219cm">
          <draw:image xlink:href="Pictures/10000000000003350000049192CD96423492A303.jpg" xlink:type="simple" xlink:show="embed" xlink:actuate="onLoad" loext:mime-type="image/jpeg">
            <text:p text:style-name="P1">1</text:p>
          </draw:image>
        </draw:frame>
        <draw:custom-shape draw:style-name="gr2" draw:text-style-name="P2" draw:layer="layout" svg:width="1.651cm" svg:height="0.889cm" svg:x="6.08cm" svg:y="17.764cm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429cm" svg:height="0.889cm" svg:x="4.429cm" svg:y="18.78cm">
          <text:p text:style-name="P2">2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3.937cm" svg:height="0.635cm" svg:x="4.048cm" svg:y="21.574cm">
          <text:p text:style-name="P2">3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3.81cm" svg:height="0.889cm" svg:x="12.43cm" svg:y="17.129cm">
          <text:p text:style-name="P2">4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3.683cm" svg:height="0.889cm" svg:x="13.065cm" svg:y="20.05cm">
          <text:p text:style-name="P2">5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3.81cm" svg:height="0.762cm" svg:x="12.303cm" svg:y="21.066cm">
          <text:p text:style-name="P2">6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6.223cm" svg:height="1.27cm" svg:x="2.778cm" svg:y="25.13cm">
          <text:p text:style-name="P2">7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5.842cm" svg:height="1.778cm" svg:x="12.43cm" svg:y="24.622cm">
          <text:p text:style-name="P2">8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2-16T01:05:06.516652307</dc:date>
    <meta:editing-duration>PT6M17S</meta:editing-duration>
    <meta:editing-cycles>1</meta:editing-cycles>
    <meta:document-statistic meta:object-count="9"/>
    <meta:generator>LibreOffice/6.4.6.2$Linux_X86_64 LibreOffice_project/40$Build-2</meta:generator>
  </office:meta>
</office:document-meta>
</file>